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6" style:family="table-row">
      <style:table-row-properties style:min-row-height="0.3021in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0601f" style:font-weight-asian="bold" style:font-weight-complex="bold"/>
    </style:style>
    <style:style style:name="P2" style:family="paragraph" style:parent-style-name="Standard">
      <style:text-properties fo:font-weight="bold" officeooo:rsid="000a8242" officeooo:paragraph-rsid="000a8242" style:font-weight-asian="bold" style:font-weight-complex="bold"/>
    </style:style>
    <style:style style:name="P3" style:family="paragraph" style:parent-style-name="Standard">
      <style:text-properties fo:font-weight="bold" officeooo:rsid="0013e2a9" officeooo:paragraph-rsid="0013e2a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aa28" officeooo:paragraph-rsid="001caa2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00154" officeooo:paragraph-rsid="00200154" style:font-weight-asian="bold" style:font-weight-complex="bold"/>
    </style:style>
    <style:style style:name="P6" style:family="paragraph" style:parent-style-name="Standard">
      <style:text-properties fo:font-weight="normal" officeooo:rsid="0000601f" officeooo:paragraph-rsid="0000601f" style:font-weight-asian="normal" style:font-weight-complex="normal"/>
    </style:style>
    <style:style style:name="P7" style:family="paragraph" style:parent-style-name="Standard">
      <style:text-properties fo:font-weight="normal" officeooo:rsid="0001801c" officeooo:paragraph-rsid="0001801c" style:font-weight-asian="normal" style:font-weight-complex="normal"/>
    </style:style>
    <style:style style:name="P8" style:family="paragraph" style:parent-style-name="Standard">
      <style:text-properties fo:font-weight="normal" officeooo:rsid="0001801c" officeooo:paragraph-rsid="00047467" style:font-weight-asian="normal" style:font-weight-complex="normal"/>
    </style:style>
    <style:style style:name="P9" style:family="paragraph" style:parent-style-name="Standard">
      <style:text-properties fo:font-weight="normal" officeooo:rsid="000242fc" officeooo:paragraph-rsid="000242fc" style:font-weight-asian="normal" style:font-weight-complex="normal"/>
    </style:style>
    <style:style style:name="P10" style:family="paragraph" style:parent-style-name="Standard">
      <style:text-properties fo:font-weight="normal" officeooo:rsid="000242fc" officeooo:paragraph-rsid="00071689" style:font-weight-asian="normal" style:font-weight-complex="normal"/>
    </style:style>
    <style:style style:name="P11" style:family="paragraph" style:parent-style-name="Standard">
      <style:text-properties fo:font-weight="normal" officeooo:rsid="000242fc" officeooo:paragraph-rsid="00099ebc" style:font-weight-asian="normal" style:font-weight-complex="normal"/>
    </style:style>
    <style:style style:name="P12" style:family="paragraph" style:parent-style-name="Standard">
      <style:text-properties fo:font-weight="normal" officeooo:rsid="000242fc" officeooo:paragraph-rsid="00047467" style:font-weight-asian="normal" style:font-weight-complex="normal"/>
    </style:style>
    <style:style style:name="P13" style:family="paragraph" style:parent-style-name="Standard">
      <style:text-properties fo:font-weight="normal" officeooo:rsid="00043251" officeooo:paragraph-rsid="00043251" style:font-weight-asian="normal" style:font-weight-complex="normal"/>
    </style:style>
    <style:style style:name="P14" style:family="paragraph" style:parent-style-name="Standard">
      <style:text-properties fo:font-weight="normal" officeooo:rsid="00043251" officeooo:paragraph-rsid="00047467" style:font-weight-asian="normal" style:font-weight-complex="normal"/>
    </style:style>
    <style:style style:name="P15" style:family="paragraph" style:parent-style-name="Standard">
      <style:text-properties fo:font-weight="normal" officeooo:rsid="00047467" officeooo:paragraph-rsid="00047467" style:font-weight-asian="normal" style:font-weight-complex="normal"/>
    </style:style>
    <style:style style:name="P16" style:family="paragraph" style:parent-style-name="Standard">
      <style:text-properties fo:font-weight="normal" officeooo:rsid="000487cd" officeooo:paragraph-rsid="000487cd" style:font-weight-asian="normal" style:font-weight-complex="normal"/>
    </style:style>
    <style:style style:name="P17" style:family="paragraph" style:parent-style-name="Standard">
      <style:text-properties fo:font-weight="normal" officeooo:paragraph-rsid="000487cd" style:font-weight-asian="normal" style:font-weight-complex="normal"/>
    </style:style>
    <style:style style:name="P18" style:family="paragraph" style:parent-style-name="Standard">
      <style:text-properties fo:font-weight="normal" officeooo:rsid="00063586" officeooo:paragraph-rsid="00063586" style:font-weight-asian="normal" style:font-weight-complex="normal"/>
    </style:style>
    <style:style style:name="P19" style:family="paragraph" style:parent-style-name="Standard">
      <style:text-properties fo:font-weight="normal" officeooo:rsid="00099ebc" officeooo:paragraph-rsid="00099ebc" style:font-weight-asian="normal" style:font-weight-complex="normal"/>
    </style:style>
    <style:style style:name="P20" style:family="paragraph" style:parent-style-name="Standard">
      <style:text-properties fo:font-weight="normal" officeooo:rsid="0009f54b" officeooo:paragraph-rsid="0009f54b" style:font-weight-asian="normal" style:font-weight-complex="normal"/>
    </style:style>
    <style:style style:name="P21" style:family="paragraph" style:parent-style-name="Standard">
      <style:text-properties fo:font-weight="normal" officeooo:rsid="000a8242" officeooo:paragraph-rsid="000a8242" style:font-weight-asian="normal" style:font-weight-complex="normal"/>
    </style:style>
    <style:style style:name="P22" style:family="paragraph" style:parent-style-name="Standard">
      <style:text-properties fo:font-weight="normal" officeooo:rsid="000a9f7a" officeooo:paragraph-rsid="000a9f7a" style:font-weight-asian="normal" style:font-weight-complex="normal"/>
    </style:style>
    <style:style style:name="P23" style:family="paragraph" style:parent-style-name="Standard">
      <style:text-properties fo:font-weight="normal" officeooo:rsid="000c056b" officeooo:paragraph-rsid="000c056b" style:font-weight-asian="normal" style:font-weight-complex="normal"/>
    </style:style>
    <style:style style:name="P24" style:family="paragraph" style:parent-style-name="Standard">
      <style:text-properties fo:font-weight="normal" officeooo:rsid="000d9c4f" officeooo:paragraph-rsid="000d9c4f" style:font-weight-asian="normal" style:font-weight-complex="normal"/>
    </style:style>
    <style:style style:name="P25" style:family="paragraph" style:parent-style-name="Standard">
      <style:text-properties fo:font-weight="normal" officeooo:rsid="000da762" officeooo:paragraph-rsid="000da762" style:font-weight-asian="normal" style:font-weight-complex="normal"/>
    </style:style>
    <style:style style:name="P26" style:family="paragraph" style:parent-style-name="Standard">
      <style:text-properties fo:font-weight="normal" officeooo:rsid="0009ab5d" officeooo:paragraph-rsid="0009ab5d" style:font-weight-asian="normal" style:font-weight-complex="normal"/>
    </style:style>
    <style:style style:name="P27" style:family="paragraph" style:parent-style-name="Standard">
      <style:text-properties fo:font-weight="normal" officeooo:rsid="0013e2a9" officeooo:paragraph-rsid="0013662d" style:font-weight-asian="normal" style:font-weight-complex="normal"/>
    </style:style>
    <style:style style:name="P28" style:family="paragraph" style:parent-style-name="Standard">
      <style:text-properties fo:font-weight="normal" officeooo:rsid="0013e2a9" officeooo:paragraph-rsid="0013e2a9" style:font-weight-asian="normal" style:font-weight-complex="normal"/>
    </style:style>
    <style:style style:name="P29" style:family="paragraph" style:parent-style-name="Standard">
      <style:text-properties fo:font-weight="normal" officeooo:rsid="00252dc0" officeooo:paragraph-rsid="00252dc0" style:font-weight-asian="normal" style:font-weight-complex="normal"/>
    </style:style>
    <style:style style:name="P30" style:family="paragraph" style:parent-style-name="Standard">
      <style:text-properties officeooo:paragraph-rsid="0000601f"/>
    </style:style>
    <style:style style:name="P31" style:family="paragraph" style:parent-style-name="Standard">
      <style:text-properties officeooo:paragraph-rsid="00047467"/>
    </style:style>
    <style:style style:name="P32" style:family="paragraph" style:parent-style-name="Standard">
      <style:text-properties officeooo:paragraph-rsid="000487cd"/>
    </style:style>
    <style:style style:name="P33" style:family="paragraph" style:parent-style-name="Standard">
      <style:text-properties officeooo:paragraph-rsid="000242fc"/>
    </style:style>
    <style:style style:name="P34" style:family="paragraph" style:parent-style-name="Standard">
      <style:text-properties officeooo:rsid="0009f54b" officeooo:paragraph-rsid="0009f54b"/>
    </style:style>
    <style:style style:name="P35" style:family="paragraph" style:parent-style-name="Standard">
      <style:text-properties officeooo:rsid="000da762" officeooo:paragraph-rsid="000da762"/>
    </style:style>
    <style:style style:name="P36" style:family="paragraph" style:parent-style-name="Standard">
      <style:text-properties officeooo:rsid="000e395d" officeooo:paragraph-rsid="000e395d"/>
    </style:style>
    <style:style style:name="P37" style:family="paragraph" style:parent-style-name="Table_20_Contents">
      <style:text-properties officeooo:rsid="0013662d" officeooo:paragraph-rsid="0013662d"/>
    </style:style>
    <style:style style:name="P38" style:family="paragraph" style:parent-style-name="Table_20_Contents">
      <style:text-properties officeooo:rsid="0013662d" officeooo:paragraph-rsid="001a6fe6"/>
    </style:style>
    <style:style style:name="P39" style:family="paragraph" style:parent-style-name="Table_20_Contents">
      <style:text-properties officeooo:rsid="0013e2a9" officeooo:paragraph-rsid="0013e2a9"/>
    </style:style>
    <style:style style:name="P40" style:family="paragraph" style:parent-style-name="Table_20_Contents">
      <style:text-properties officeooo:rsid="0013e2a9" officeooo:paragraph-rsid="001a6fe6"/>
    </style:style>
    <style:style style:name="P41" style:family="paragraph" style:parent-style-name="Table_20_Contents">
      <style:text-properties officeooo:rsid="0015e1be" officeooo:paragraph-rsid="0015e1be"/>
    </style:style>
    <style:style style:name="P42" style:family="paragraph" style:parent-style-name="Table_20_Contents">
      <style:text-properties officeooo:rsid="0015e1be" officeooo:paragraph-rsid="001c17bd"/>
    </style:style>
    <style:style style:name="P43" style:family="paragraph" style:parent-style-name="Table_20_Contents">
      <style:text-properties officeooo:rsid="00161bb4" officeooo:paragraph-rsid="00161bb4"/>
    </style:style>
    <style:style style:name="P44" style:family="paragraph" style:parent-style-name="Table_20_Contents">
      <style:text-properties officeooo:rsid="00161bb4" officeooo:paragraph-rsid="001caa28"/>
    </style:style>
    <style:style style:name="P45" style:family="paragraph" style:parent-style-name="Table_20_Contents">
      <style:text-properties officeooo:rsid="0016e682" officeooo:paragraph-rsid="0016e682"/>
    </style:style>
    <style:style style:name="P46" style:family="paragraph" style:parent-style-name="Table_20_Contents">
      <style:text-properties officeooo:rsid="0017e863" officeooo:paragraph-rsid="0017e863"/>
    </style:style>
    <style:style style:name="P47" style:family="paragraph" style:parent-style-name="Table_20_Contents">
      <style:text-properties officeooo:rsid="0017e863" officeooo:paragraph-rsid="00195455"/>
    </style:style>
    <style:style style:name="P48" style:family="paragraph" style:parent-style-name="Table_20_Contents">
      <style:text-properties officeooo:rsid="0017e863" officeooo:paragraph-rsid="001c17bd"/>
    </style:style>
    <style:style style:name="P49" style:family="paragraph" style:parent-style-name="Table_20_Contents">
      <style:text-properties officeooo:rsid="00195455" officeooo:paragraph-rsid="00195455"/>
    </style:style>
    <style:style style:name="P50" style:family="paragraph" style:parent-style-name="Table_20_Contents">
      <style:text-properties officeooo:rsid="001c17bd" officeooo:paragraph-rsid="001c17bd"/>
    </style:style>
    <style:style style:name="P51" style:family="paragraph" style:parent-style-name="Table_20_Contents">
      <style:text-properties officeooo:rsid="001caa28" officeooo:paragraph-rsid="001caa28"/>
    </style:style>
    <style:style style:name="P52" style:family="paragraph" style:parent-style-name="Table_20_Contents">
      <style:text-properties officeooo:rsid="001ea889" officeooo:paragraph-rsid="001ea889"/>
    </style:style>
    <style:style style:name="P53" style:family="paragraph" style:parent-style-name="Table_20_Contents">
      <style:text-properties officeooo:rsid="00200154" officeooo:paragraph-rsid="00200154"/>
    </style:style>
    <style:style style:name="P54" style:family="paragraph" style:parent-style-name="Table_20_Contents">
      <style:text-properties officeooo:rsid="0026c2df" officeooo:paragraph-rsid="0017e86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601f" style:font-weight-asian="normal" style:font-weight-complex="normal"/>
    </style:style>
    <style:style style:name="T3" style:family="text">
      <style:text-properties fo:font-weight="normal" officeooo:rsid="0001801c" style:font-weight-asian="normal" style:font-weight-complex="normal"/>
    </style:style>
    <style:style style:name="T4" style:family="text">
      <style:text-properties fo:font-weight="normal" officeooo:rsid="000487cd" style:font-weight-asian="normal" style:font-weight-complex="normal"/>
    </style:style>
    <style:style style:name="T5" style:family="text">
      <style:text-properties fo:font-weight="normal" officeooo:rsid="000242fc" style:font-weight-asian="normal" style:font-weight-complex="normal"/>
    </style:style>
    <style:style style:name="T6" style:family="text">
      <style:text-properties fo:font-weight="normal" officeooo:rsid="00071689" style:font-weight-asian="normal" style:font-weight-complex="normal"/>
    </style:style>
    <style:style style:name="T7" style:family="text">
      <style:text-properties fo:font-weight="normal" officeooo:rsid="00047467" style:font-weight-asian="normal" style:font-weight-complex="normal"/>
    </style:style>
    <style:style style:name="T8" style:family="text">
      <style:text-properties fo:font-weight="normal" officeooo:rsid="00086606" style:font-weight-asian="normal" style:font-weight-complex="normal"/>
    </style:style>
    <style:style style:name="T9" style:family="text">
      <style:text-properties fo:font-weight="normal" officeooo:rsid="0009f54b" style:font-weight-asian="normal" style:font-weight-complex="normal"/>
    </style:style>
    <style:style style:name="T10" style:family="text">
      <style:text-properties fo:font-weight="normal" officeooo:rsid="000da762" style:font-weight-asian="normal" style:font-weight-complex="normal"/>
    </style:style>
    <style:style style:name="T11" style:family="text">
      <style:text-properties fo:font-weight="normal" officeooo:rsid="000e395d" style:font-weight-asian="normal" style:font-weight-complex="normal"/>
    </style:style>
    <style:style style:name="T12" style:family="text">
      <style:text-properties fo:font-weight="normal" officeooo:rsid="001108d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1801c" style:font-weight-asian="bold" style:font-weight-complex="bold"/>
    </style:style>
    <style:style style:name="T15" style:family="text">
      <style:text-properties fo:font-weight="bold" officeooo:rsid="000487cd" style:font-weight-asian="bold" style:font-weight-complex="bold"/>
    </style:style>
    <style:style style:name="T16" style:family="text">
      <style:text-properties fo:font-weight="bold" officeooo:rsid="0009f54b" style:font-weight-asian="bold" style:font-weight-complex="bold"/>
    </style:style>
    <style:style style:name="T17" style:family="text">
      <style:text-properties officeooo:rsid="000242fc"/>
    </style:style>
    <style:style style:name="T18" style:family="text">
      <style:text-properties officeooo:rsid="00047467"/>
    </style:style>
    <style:style style:name="T19" style:family="text">
      <style:text-properties officeooo:rsid="000487cd"/>
    </style:style>
    <style:style style:name="T20" style:family="text">
      <style:text-properties officeooo:rsid="00052b38"/>
    </style:style>
    <style:style style:name="T21" style:family="text">
      <style:text-properties officeooo:rsid="00063586"/>
    </style:style>
    <style:style style:name="T22" style:family="text">
      <style:text-properties style:use-window-font-color="true" loext:opacity="0%"/>
    </style:style>
    <style:style style:name="T23" style:family="text">
      <style:text-properties officeooo:rsid="00086606"/>
    </style:style>
    <style:style style:name="T24" style:family="text">
      <style:text-properties officeooo:rsid="00099ebc"/>
    </style:style>
    <style:style style:name="T25" style:family="text">
      <style:text-properties officeooo:rsid="0009ab5d"/>
    </style:style>
    <style:style style:name="T26" style:family="text">
      <style:text-properties officeooo:rsid="0009f54b"/>
    </style:style>
    <style:style style:name="T27" style:family="text">
      <style:text-properties officeooo:rsid="000a9f7a"/>
    </style:style>
    <style:style style:name="T28" style:family="text">
      <style:text-properties officeooo:rsid="0013e2a9"/>
    </style:style>
    <style:style style:name="T29" style:family="text">
      <style:text-properties officeooo:rsid="00161bb4"/>
    </style:style>
    <style:style style:name="T30" style:family="text">
      <style:text-properties officeooo:rsid="00171f58"/>
    </style:style>
    <style:style style:name="T31" style:family="text">
      <style:text-properties officeooo:rsid="0017e863"/>
    </style:style>
    <style:style style:name="T32" style:family="text">
      <style:text-properties officeooo:rsid="00195455"/>
    </style:style>
    <style:style style:name="T33" style:family="text">
      <style:text-properties officeooo:rsid="001a6fe6"/>
    </style:style>
    <style:style style:name="T34" style:family="text">
      <style:text-properties officeooo:rsid="001c17bd"/>
    </style:style>
    <style:style style:name="T35" style:family="text">
      <style:text-properties officeooo:rsid="001c82d6"/>
    </style:style>
    <style:style style:name="T36" style:family="text">
      <style:text-properties officeooo:rsid="001caa28"/>
    </style:style>
    <style:style style:name="T37" style:family="text">
      <style:text-properties officeooo:rsid="00238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EATE DATABASE db_name;</text:p>
      <text:p text:style-name="P9">USE db_name;</text:p>
      <text:p text:style-name="P9"/>
      <text:p text:style-name="P9">CREATE TABLE <text:span text:style-name="T25">[IF NOT EXISTS] </text:span>table_name (</text:p>
      <text:p text:style-name="P9"><text:tab/>column_name data_type constrains, - NOT <text:span text:style-name="T22">NULL</text:span> | <text:span text:style-name="T23">DEFAULT value | UNIQUE | PRIMARY KEY</text:span></text:p>
      <text:p text:style-name="P9"><text:tab/>…</text:p>
      <text:p text:style-name="P9"><text:tab/>PRIMARY KEY (col., col, … ),</text:p>
      <text:p text:style-name="P11"><text:tab/><text:span text:style-name="T24">CONSTRAIN constr_name FOREIGN KEY (this_column) REFERENCES other_table(column)</text:span></text:p>
      <text:p text:style-name="P9"><text:tab/>);</text:p>
      <text:p text:style-name="P24">Temporary tables are dropped after the end of session.</text:p>
      <text:p text:style-name="P24">CREATE <text:span text:style-name="T13">TEMPORARY</text:span> TABLE .. </text:p>
      <text:p text:style-name="P11"/>
      <text:p text:style-name="P14">INSERT INTO table_name <text:span text:style-name="T18">[(list of columns)] {VALUES(list of values) | sub-query}</text:span></text:p>
      <text:p text:style-name="P15">UPDATE table_name SET column_name=some_value, … WHERE … </text:p>
      <text:p text:style-name="P15">DELETE FROM table_name WHERE … </text:p>
      <text:p text:style-name="P19">ALTER TABLE table ADD [CONSTRAIN constrain] FOREIGHT KEY … </text:p>
      <text:p text:style-name="P20">UNIQUE(list of columns)</text:p>
      <text:p text:style-name="P13"/>
      <text:p text:style-name="P16">To limit result number:</text:p>
      <text:p text:style-name="P16">SELECT <text:span text:style-name="T13">TOP </text:span>number_of_rows {column_names | *} FROM …</text:p>
      <text:p text:style-name="P32"><text:span text:style-name="T4">select_query </text:span><text:span text:style-name="T15">LIMIT </text:span><text:span text:style-name="T4">number_of_rows</text:span><text:span text:style-name="T15"> OFFSET </text:span><text:span text:style-name="T4">number_of_rows</text:span></text:p>
      <text:p text:style-name="P17"/>
      <text:p text:style-name="P18"><text:span text:style-name="T19">G</text:span>roup results to apply aggregate functions:</text:p>
      <text:p text:style-name="P18">SELECT <text:span text:style-name="T13">aggregate_func</text:span>(column_name) FROM … WHERE … <text:span text:style-name="T13">GROUP BY</text:span> column_name;</text:p>
      <text:p text:style-name="P18">GROUP BY goes before ORDER BY</text:p>
      <text:p text:style-name="P21">to filter grouped result use HAVING: … GROUP BY … HAVING </text:p>
      <text:p text:style-name="P17"/>
      <text:p text:style-name="P16">Order result<text:span text:style-name="T21">s</text:span></text:p>
      <text:p text:style-name="P16">select_query <text:span text:style-name="T13">ORDER BY</text:span> column_name ASC | DESC, column_name ASC | DESC, …</text:p>
      <text:p text:style-name="P16"/>
      <text:p text:style-name="P15">SELECT <text:span text:style-name="T20">DISTINCT </text:span>{column names | *} FROM </text:p>
      <text:p text:style-name="P15"/>
      <text:p text:style-name="P31"><text:span text:style-name="T7">ALTER TABLE t</text:span><text:span text:style-name="T8">able_name </text:span><text:span text:style-name="T7">ADD FOREIGN KEY (c</text:span><text:span text:style-name="T8">olumn</text:span><text:span text:style-name="T7">) REFERENCES o</text:span><text:span text:style-name="T8">ther</text:span><text:span text:style-name="T7"> (ID);</text:span></text:p>
      <text:p text:style-name="P15"/>
      <text:p text:style-name="P36"><text:span text:style-name="T7">A</text:span><text:span text:style-name="T1">LTER TABLE table_name RENAME TO table</text:span></text:p>
      <text:p text:style-name="P34"><text:span text:style-name="T7">A</text:span><text:span text:style-name="T1">LTER TABLE table_name ADD </text:span><text:span text:style-name="T10">COLUMN </text:span><text:span text:style-name="T1">column data_type constrains</text:span></text:p>
      <text:p text:style-name="P25">ALTER TABLE table_name DROP COLUMN column;</text:p>
      <text:p text:style-name="P25">ALTER TABLE table_name RENAME COLUMN column TO column</text:p>
      <text:p text:style-name="P35"><text:span text:style-name="T1">ALTER TABLE tablename ALTER COLUMN column SET | DROP </text:span><text:span text:style-name="T11">column constain</text:span></text:p>
      <text:p text:style-name="P9"/>
      <text:p text:style-name="P9">DROP DATABASE db_name;</text:p>
      <text:p text:style-name="P9">DROP TABLE table_name <text:span text:style-name="T27">[IF EXISTS]</text:span>;</text:p>
      <text:p text:style-name="P33"><text:span text:style-name="T5">TRU</text:span><text:span text:style-name="T9">NCATE</text:span><text:span text:style-name="T5"> TABLE table_name; - delete content, but leaves table</text:span></text:p>
      <text:p text:style-name="P9"/>
      <text:p text:style-name="P20">CREATE INDEX index_name ON table_name(list of columns)</text:p>
      <text:p text:style-name="P20">CREATE UNIQUE INDEX … - checks, that indexed data is unique</text:p>
      <text:p text:style-name="P20">DROP index_name</text:p>
      <text:p text:style-name="P20"><text:soft-page-break/></text:p>
      <text:p text:style-name="P20">CREATE VIEW view_name AS select_statement;</text:p>
      <text:p text:style-name="P20">DROP VIEW view_name</text:p>
      <text:p text:style-name="P9"/>
      <text:p text:style-name="P9"/>
      <text:p text:style-name="P2">Transactions</text:p>
      <text:p text:style-name="P23">BEGIN TRANSACTION;</text:p>
      <text:p text:style-name="P21">SAVEPOINT savepoint_name; - create savepoint</text:p>
      <text:p text:style-name="P21">ROLLBACK [TO savepoint_name]; - rollback to savepoint</text:p>
      <text:p text:style-name="P22">COMMIT; - commit transaction</text:p>
      <text:p text:style-name="P22"/>
      <text:p text:style-name="P21"/>
      <text:p text:style-name="P1">Operators</text:p>
      <text:p text:style-name="P15">AND has higher precedence than OR</text:p>
      <text:p text:style-name="P30"><text:span text:style-name="T2">ALL – all in set: c</text:span><text:span text:style-name="T12">olumn_name</text:span><text:span text:style-name="T2"> = ALL(</text:span><text:span text:style-name="T3">sub-query or </text:span><text:span text:style-name="T2">a, b, c)</text:span></text:p>
      <text:p text:style-name="P30"><text:span text:style-name="T2">ANY - <text:s/></text:span><text:span text:style-name="T3">any in set: c</text:span><text:span text:style-name="T12">olumn_name</text:span><text:span text:style-name="T3">=ANY(subquery or array)</text:span></text:p>
      <text:p text:style-name="P30"><text:span text:style-name="T2">IN – </text:span><text:span text:style-name="T3">allmost same as “=ANY” : 10 IN (subquery or </text:span><text:span text:style-name="T14">list of values</text:span><text:span text:style-name="T3">)</text:span></text:p>
      <text:p text:style-name="P6">IS NULL, <text:span text:style-name="T26">IS NOT NULL – in WHERE clause, </text:span><text:span text:style-name="T16">because</text:span><text:span text:style-name="T26"> NULL = NULL returns false</text:span></text:p>
      <text:p text:style-name="P7">EXISTS – <text:span text:style-name="T17">return true if exists any record in subquery: WHERE EXISTS(sub-query)</text:span></text:p>
      <text:p text:style-name="P8">LIKE – <text:span text:style-name="T17">compare with wildcards % and _. May compare not only Strings but also Numbers:</text:span></text:p>
      <text:p text:style-name="P12">column LIKE pattern </text:p>
      <text:p text:style-name="P6">NOT : NOT IN, NOT BETWEEN</text:p>
      <text:p text:style-name="P6"/>
      <text:p text:style-name="P9">AS – create alias for column or expression: SELECT COUNT(*) AS C FROM</text:p>
      <text:p text:style-name="P9"/>
      <text:p text:style-name="P26">UNION – unite two selects, removing duplicates</text:p>
      <text:p text:style-name="P26">UNION ALL – usite two selects, NOT removing duplicates</text:p>
      <text:p text:style-name="P26"/>
      <text:p text:style-name="P20">INTERSECT – unite two selects, but returns rows from 1-st select, which are present in 2-nd select</text:p>
      <text:p text:style-name="P20"/>
      <text:p text:style-name="P20"/>
      <text:p text:style-name="P20">EXCEPT – unite two selects, but return rows from 1-st select, which are not present in 2-nd select</text:p>
      <text:p text:style-name="P9"/>
      <text:p text:style-name="P33"><text:span text:style-name="T5">(CASE c</text:span><text:span text:style-name="T6">olumn_name</text:span></text:p>
      <text:p text:style-name="P33"><text:span text:style-name="T5"><text:s text:c="3"/>WHEN v</text:span><text:span text:style-name="T6">alue_to_compare</text:span><text:span text:style-name="T5"> THEN </text:span><text:span text:style-name="T6">return_value</text:span></text:p>
      <text:p text:style-name="P10">… </text:p>
      <text:p text:style-name="P10"><text:s text:c="3"/>ELSE 100 END)</text:p>
      <text:p text:style-name="P10"/>
      <text:p text:style-name="P10">https://learnsql.com/blog/data-types-in-sql/</text:p>
      <text:p text:style-name="P10"/>
      <text:h text:style-name="Heading_20_1" text:outline-level="1">Data typ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28155933776">
          <table:table-cell table:style-name="Table1.A1" table:number-columns-spanned="3" office:value-type="string">
            <text:p text:style-name="P4">Numeric</text:p>
          </table:table-cell>
          <table:covered-table-cell/>
          <table:covered-table-cell/>
        </table:table-row>
        <table:table-row table:style-name="TableLine2028155952000">
          <table:table-cell table:style-name="Table1.A2" office:value-type="string">
            <text:p text:style-name="Table_20_Contents">TINYINT</text:p>
          </table:table-cell>
          <table:table-cell table:style-name="Table1.A2" office:value-type="string">
            <text:p text:style-name="P37">1byte</text:p>
          </table:table-cell>
          <table:table-cell table:style-name="Table1.C2" office:value-type="string">
            <text:p text:style-name="P37">No in Postgres</text:p>
          </table:table-cell>
        </table:table-row>
        <table:table-row table:style-name="TableLine2028155949280">
          <table:table-cell table:style-name="Table1.A2" office:value-type="string">
            <text:p text:style-name="Table_20_Contents">SMALLINT</text:p>
          </table:table-cell>
          <table:table-cell table:style-name="Table1.A2" office:value-type="string">
            <text:p text:style-name="P37">2byte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028155959888">
          <table:table-cell table:style-name="Table1.A2" office:value-type="string">
            <text:p text:style-name="P37">INT, INTEGER</text:p>
          </table:table-cell>
          <table:table-cell table:style-name="Table1.A2" office:value-type="string">
            <text:p text:style-name="P37">4bytes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Line2028155949008">
          <table:table-cell table:style-name="Table1.A2" office:value-type="string">
            <text:p text:style-name="P37">BIGINT</text:p>
          </table:table-cell>
          <table:table-cell table:style-name="Table1.A2" office:value-type="string">
            <text:p text:style-name="P37">8byte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37">DECIMAL</text:p>
            <text:p text:style-name="P38">DECIMAL(<text:span text:style-name="T28">total-length)</text:span></text:p>
            <text:p text:style-name="P38">DECIMAL(<text:span text:style-name="T28">total-length, fractional-length)</text:span></text:p>
          </table:table-cell>
          <table:table-cell table:style-name="Table1.A2" office:value-type="string">
            <text:p text:style-name="P37"/>
            <text:p text:style-name="P37"/>
          </table:table-cell>
          <table:table-cell table:style-name="Table1.C2" office:value-type="string">
            <text:p text:style-name="P39">Exact</text:p>
          </table:table-cell>
        </table:table-row>
        <table:table-row table:style-name="Table1.6">
          <table:table-cell table:style-name="Table1.A2" office:value-type="string">
            <text:p text:style-name="P40">NUMERIC</text:p>
            <text:p text:style-name="P40">NUMERIC(total-length)</text:p>
            <text:p text:style-name="P39">NUMERIC(total-length, fractional-length)</text:p>
          </table:table-cell>
          <table:table-cell table:style-name="Table1.A2" office:value-type="string">
            <text:p text:style-name="P37"/>
          </table:table-cell>
          <table:table-cell table:style-name="Table1.C2" office:value-type="string">
            <text:p text:style-name="P39">Exact</text:p>
          </table:table-cell>
        </table:table-row>
        <table:table-row table:style-name="Table1.6">
          <table:table-cell table:style-name="Table1.A2" office:value-type="string">
            <text:p text:style-name="P41">REAL</text:p>
          </table:table-cell>
          <table:table-cell table:style-name="Table1.A2" office:value-type="string">
            <text:p text:style-name="P45"><text:span text:style-name="T31">4bytes, </text:span>10^38</text:p>
          </table:table-cell>
          <table:table-cell table:style-name="Table1.C2" office:value-type="string">
            <text:p text:style-name="P43">Not-exact</text:p>
          </table:table-cell>
        </table:table-row>
        <table:table-row table:style-name="Table1.6">
          <table:table-cell table:style-name="Table1.A2" office:value-type="string">
            <text:p text:style-name="P41">FLOAT, <text:span text:style-name="T29">DOUBLE PRECISION</text:span></text:p>
          </table:table-cell>
          <table:table-cell table:style-name="Table1.A2" office:value-type="string">
            <text:p text:style-name="P46">8bytes,</text:p>
            <text:p text:style-name="P45">10^308</text:p>
          </table:table-cell>
          <table:table-cell table:style-name="Table1.C2" office:value-type="string">
            <text:p text:style-name="P43"><text:span text:style-name="T30">Not exact, </text:span>No FLOAT in Postgres</text:p>
          </table:table-cell>
        </table:table-row>
        <table:table-row table:style-name="Table1.6">
          <table:table-cell table:style-name="Table1.C2" table:number-columns-spanned="3" office:value-type="string">
            <text:p text:style-name="P4">Date/time</text:p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49">DATE</text:p>
          </table:table-cell>
          <table:table-cell table:style-name="Table1.A2" office:value-type="string">
            <text:p text:style-name="P46">YYYY-MM-DD</text:p>
          </table:table-cell>
          <table:table-cell table:style-name="Table1.C2" office:value-type="string">
            <text:p text:style-name="P43"/>
          </table:table-cell>
        </table:table-row>
        <table:table-row table:style-name="Table1.6">
          <table:table-cell table:style-name="Table1.A2" office:value-type="string">
            <text:p text:style-name="P49">TIME<text:span text:style-name="T33">[</text:span>(<text:span text:style-name="T34">sec-fract-len</text:span>)<text:span text:style-name="T33">]</text:span>[WITHOUT TIME ZONE]</text:p>
          </table:table-cell>
          <table:table-cell table:style-name="Table1.A2" office:value-type="string">
            <text:p text:style-name="P46">HH:MI:SS</text:p>
          </table:table-cell>
          <table:table-cell table:style-name="Table1.C2" office:value-type="string">
            <text:p text:style-name="P50">Default <text:s/>sec-fract-len=<text:span text:style-name="T35">0</text:span></text:p>
          </table:table-cell>
        </table:table-row>
        <table:table-row table:style-name="Table1.6">
          <table:table-cell table:style-name="Table1.A2" office:value-type="string">
            <text:p text:style-name="P42"><text:span text:style-name="T32">TIME</text:span> <text:span text:style-name="T33">[</text:span><text:span text:style-name="T32">(</text:span><text:span text:style-name="T34">sec-fract-len</text:span><text:span text:style-name="T32">)</text:span><text:span text:style-name="T33">]</text:span> <text:span text:style-name="T32">WITH TIME ZONE</text:span></text:p>
          </table:table-cell>
          <table:table-cell table:style-name="Table1.A2" office:value-type="string">
            <text:p text:style-name="P47">HH:MI:SS<text:span text:style-name="T32">+OFFS</text:span></text:p>
          </table:table-cell>
          <table:table-cell table:style-name="Table1.C2" office:value-type="string">
            <text:p text:style-name="P50">Default <text:s/>sec-fract-len=<text:span text:style-name="T35">0</text:span></text:p>
          </table:table-cell>
        </table:table-row>
        <table:table-row table:style-name="Table1.6">
          <table:table-cell table:style-name="Table1.A2" office:value-type="string">
            <text:p text:style-name="P42"><text:span text:style-name="T33">TIMESTAMP</text:span>[(<text:span text:style-name="T34">sec-fract-len</text:span>)] [<text:span text:style-name="T33">WITHOUT TIME ZONE</text:span>]</text:p>
          </table:table-cell>
          <table:table-cell table:style-name="Table1.A2" office:value-type="string">
            <text:p text:style-name="P46"><text:span text:style-name="T34">YYYY</text:span>-<text:span text:style-name="T34">MM</text:span>-<text:span text:style-name="T34">DD</text:span> <text:span text:style-name="T34">HH</text:span>:<text:span text:style-name="T34">MI</text:span>:<text:span text:style-name="T34">SS[.XX]</text:span></text:p>
          </table:table-cell>
          <table:table-cell table:style-name="Table1.C2" office:value-type="string">
            <text:p text:style-name="P50">Default <text:s/>sec-fract-len=6</text:p>
          </table:table-cell>
        </table:table-row>
        <table:table-row table:style-name="Table1.6">
          <table:table-cell table:style-name="Table1.A2" office:value-type="string">
            <text:p text:style-name="P42"><text:span text:style-name="T33">TIMESTAMP</text:span>[(<text:span text:style-name="T34">sec-fract-len</text:span>)] <text:span text:style-name="T33">WITH TIME ZONE</text:span></text:p>
          </table:table-cell>
          <table:table-cell table:style-name="Table1.A2" office:value-type="string">
            <text:p text:style-name="P48"><text:span text:style-name="T34">YYYY</text:span>-<text:span text:style-name="T34">MM</text:span>-<text:span text:style-name="T34">DD</text:span> <text:span text:style-name="T34">HH</text:span>:<text:span text:style-name="T34">MI</text:span>:<text:span text:style-name="T34">SS[.XX]+OFFS</text:span></text:p>
          </table:table-cell>
          <table:table-cell table:style-name="Table1.C2" office:value-type="string">
            <text:p text:style-name="P50">Default <text:s/>sec-fract-len=6</text:p>
          </table:table-cell>
        </table:table-row>
        <table:table-row table:style-name="Table1.6">
          <table:table-cell table:style-name="Table1.A2" office:value-type="string">
            <text:p text:style-name="P51">INTERVAL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43"/>
          </table:table-cell>
        </table:table-row>
        <table:table-row table:style-name="Table1.6">
          <table:table-cell table:style-name="Table1.C2" table:number-columns-spanned="3" office:value-type="string">
            <text:p text:style-name="P4">Text</text:p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1">CHAR[(length)]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44">fixed-length, blank padded, <text:span text:style-name="T36">default <text:s/>length=1</text:span></text:p>
          </table:table-cell>
        </table:table-row>
        <table:table-row table:style-name="Table1.6">
          <table:table-cell table:style-name="Table1.A2" office:value-type="string">
            <text:p text:style-name="P51">VARCHAR[(length)]</text:p>
          </table:table-cell>
          <table:table-cell table:style-name="Table1.A2" office:value-type="string">
            <text:p text:style-name="P54">Max 65535 bytes</text:p>
          </table:table-cell>
          <table:table-cell table:style-name="Table1.C2" office:value-type="string">
            <text:p text:style-name="P43">variable-length with limit</text:p>
          </table:table-cell>
        </table:table-row>
        <table:table-row table:style-name="Table1.6">
          <table:table-cell table:style-name="Table1.A2" office:value-type="string">
            <text:p text:style-name="P52">TEXT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52">No in H2</text:p>
          </table:table-cell>
        </table:table-row>
        <table:table-row table:style-name="Table1.6">
          <table:table-cell table:style-name="Table1.C2" table:number-columns-spanned="3" office:value-type="string">
            <text:p text:style-name="P5">Binary</text:p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3">VARBINARY[(length)]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53">Will be kept in memory, <text:span text:style-name="T37">no in Postgres</text:span></text:p>
          </table:table-cell>
        </table:table-row>
        <table:table-row table:style-name="Table1.6">
          <table:table-cell table:style-name="Table1.A2" office:value-type="string">
            <text:p text:style-name="P53">BLOB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53">Will be streamed, <text:span text:style-name="T37">no in Postgres</text:span></text:p>
          </table:table-cell>
        </table:table-row>
        <table:table-row table:style-name="Table1.6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52"/>
          </table:table-cell>
        </table:table-row>
        <table:table-row table:style-name="Table1.6">
          <table:table-cell table:style-name="Table1.A25" office:value-type="string">
            <text:p text:style-name="P52"/>
          </table:table-cell>
          <table:table-cell table:style-name="Table1.A25" office:value-type="string">
            <text:p text:style-name="P46"/>
          </table:table-cell>
          <table:table-cell table:style-name="Table1.C25" office:value-type="string">
            <text:p text:style-name="P52"/>
          </table:table-cell>
        </table:table-row>
      </table:table>
      <text:p text:style-name="P27"/>
      <text:p text:style-name="P3">NOTE:</text:p>
      <text:p text:style-name="P28">DECIMAL is re-sizable – allows more digits, than specified</text:p>
      <text:p text:style-name="P28">NUMERIC – is re-sizable in Postgres(just do not specify lengths)</text:p>
      <text:p text:style-name="P29"><text:soft-page-break/>BYTEA – “byte array” is used in Postgres instead on BLOB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4-04T15:07:19.223000000</dc:date>
    <meta:editing-duration>PT21H29M24S</meta:editing-duration>
    <meta:editing-cycles>31</meta:editing-cycles>
    <meta:document-statistic meta:table-count="1" meta:image-count="0" meta:object-count="0" meta:page-count="4" meta:paragraph-count="123" meta:word-count="567" meta:character-count="3937" meta:non-whitespace-character-count="3455"/>
  </office:meta>
</office:document-meta>
</file>